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16.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11.3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055cm"/>
    </style:style>
    <style:style style:name="co14" style:family="table-column">
      <style:table-column-properties fo:break-before="auto" style:column-width="2.686cm"/>
    </style:style>
    <style:style style:name="co15" style:family="table-column">
      <style:table-column-properties fo:break-before="auto" style:column-width="1.704cm"/>
    </style:style>
    <style:style style:name="co16" style:family="table-column">
      <style:table-column-properties fo:break-before="auto" style:column-width="3.3cm"/>
    </style:style>
    <style:style style:name="co17" style:family="table-column">
      <style:table-column-properties fo:break-before="auto" style:column-width="1.766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>
      <style:table-cell-properties fo:border-bottom="none" fo:border-left="none" fo:border-right="2.01pt solid #000000" fo:border-top="none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float" office:value="1.22">
            <text:p>1.22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62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88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8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49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8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8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6:::secs:</text:p>
          </table:table-cell>
          <table:table-cell office:value-type="float" office:value="0.66">
            <text:p>0.66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55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5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5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55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5:::secs:</text:p>
          </table:table-cell>
          <table:table-cell office:value-type="float" office:value="1.55">
            <text:p>1.55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5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9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9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53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5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7:::secs:</text:p>
          </table:table-cell>
          <table:table-cell office:value-type="float" office:value="4.17">
            <text:p>4.17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8:::secs:</text:p>
          </table:table-cell>
          <table:table-cell office:value-type="float" office:value="2.18">
            <text:p>2.18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9:::secs:</text:p>
          </table:table-cell>
          <table:table-cell office:value-type="float" office:value="2.19">
            <text:p>2.19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79:::secs:</text:p>
          </table:table-cell>
          <table:table-cell office:value-type="float" office:value="7.79">
            <text:p>7.79</text:p>
          </table:table-cell>
          <table:table-cell office:value-type="string">
            <text:p>10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10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4:::secs:</text:p>
          </table:table-cell>
          <table:table-cell office:value-type="float" office:value="4.34">
            <text:p>4.34</text:p>
          </table:table-cell>
          <table:table-cell office:value-type="string">
            <text:p>10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10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10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7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1:::secs:</text:p>
          </table:table-cell>
          <table:table-cell office:value-type="float" office:value="17.11">
            <text:p>17.11</text:p>
          </table:table-cell>
          <table:table-cell office:value-type="string">
            <text:p>107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7:::secs:</text:p>
          </table:table-cell>
          <table:table-cell office:value-type="float" office:value="8.77">
            <text:p>8.77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float" office:value="8.75">
            <text:p>8.75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7:::secs:</text:p>
          </table:table-cell>
          <table:table-cell office:value-type="float" office:value="8.77">
            <text:p>8.77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0:::secs:</text:p>
          </table:table-cell>
          <table:table-cell office:value-type="float" office:value="8.8">
            <text:p>8.8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6:::secs:</text:p>
          </table:table-cell>
          <table:table-cell office:value-type="float" office:value="8.66">
            <text:p>8.66</text:p>
          </table:table-cell>
          <table:table-cell office:value-type="string">
            <text:p>6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6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5:::secs:</text:p>
          </table:table-cell>
          <table:table-cell office:value-type="float" office:value="8.65">
            <text:p>8.65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0.33:::secs:</text:p>
          </table:table-cell>
          <table:table-cell office:value-type="float" office:value="80.33">
            <text:p>80.33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0:::secs:</text:p>
          </table:table-cell>
          <table:table-cell office:value-type="float" office:value="18.1">
            <text:p>18.1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7:::secs:</text:p>
          </table:table-cell>
          <table:table-cell office:value-type="float" office:value="17.67">
            <text:p>17.67</text:p>
          </table:table-cell>
          <table:table-cell office:value-type="string">
            <text:p>8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9:::secs:</text:p>
          </table:table-cell>
          <table:table-cell office:value-type="float" office:value="17.69">
            <text:p>17.69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7:::secs:</text:p>
          </table:table-cell>
          <table:table-cell office:value-type="float" office:value="17.67">
            <text:p>17.67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45:::secs:</text:p>
          </table:table-cell>
          <table:table-cell office:value-type="float" office:value="17.45">
            <text:p>17.45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3:::secs:</text:p>
          </table:table-cell>
          <table:table-cell office:value-type="float" office:value="17.33">
            <text:p>17.33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9:::secs:</text:p>
          </table:table-cell>
          <table:table-cell office:value-type="float" office:value="17.39">
            <text:p>17.39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29:::secs:</text:p>
          </table:table-cell>
          <table:table-cell office:value-type="float" office:value="17.29">
            <text:p>17.29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5:::secs:</text:p>
          </table:table-cell>
          <table:table-cell office:value-type="float" office:value="17.35">
            <text:p>17.35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25:::secs:</text:p>
          </table:table-cell>
          <table:table-cell office:value-type="float" office:value="266.25">
            <text:p>266.25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57:::secs:</text:p>
          </table:table-cell>
          <table:table-cell office:value-type="float" office:value="266.57">
            <text:p>266.57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3.24:::secs:</text:p>
          </table:table-cell>
          <table:table-cell office:value-type="float" office:value="263.24">
            <text:p>263.24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0.36:::secs:</text:p>
          </table:table-cell>
          <table:table-cell office:value-type="float" office:value="270.36">
            <text:p>270.36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0.77:::secs:</text:p>
          </table:table-cell>
          <table:table-cell office:value-type="float" office:value="270.77">
            <text:p>270.77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26:::secs:</text:p>
          </table:table-cell>
          <table:table-cell office:value-type="float" office:value="119.26">
            <text:p>119.26</text:p>
          </table:table-cell>
          <table:table-cell office:value-type="string">
            <text:p>62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6.91:::secs:</text:p>
          </table:table-cell>
          <table:table-cell office:value-type="float" office:value="46.91">
            <text:p>46.91</text:p>
          </table:table-cell>
          <table:table-cell office:value-type="string">
            <text:p>6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0:::secs:</text:p>
          </table:table-cell>
          <table:table-cell office:value-type="float" office:value="36.2">
            <text:p>36.2</text:p>
          </table:table-cell>
          <table:table-cell office:value-type="string">
            <text:p>62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8:::secs:</text:p>
          </table:table-cell>
          <table:table-cell office:value-type="float" office:value="36.28">
            <text:p>36.28</text:p>
          </table:table-cell>
          <table:table-cell office:value-type="string">
            <text:p>62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34:::secs:</text:p>
          </table:table-cell>
          <table:table-cell office:value-type="float" office:value="36.34">
            <text:p>36.34</text:p>
          </table:table-cell>
          <table:table-cell office:value-type="string">
            <text:p>62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\|/[0;34mHTTP/1.1</text:p>
          </table:table-cell>
          <table:table-cell office:value-type="float" office:value="200">
            <text:p>200</text:p>
          </table:table-cell>
          <table:table-cell office:value-type="string">
            <text:p>1195.94:::secs:</text:p>
          </table:table-cell>
          <table:table-cell office:value-type="float" office:value="1195.94">
            <text:p>1195.94</text:p>
          </table:table-cell>
          <table:table-cell office:value-type="string">
            <text:p>90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46.82:::secs:</text:p>
          </table:table-cell>
          <table:table-cell office:value-type="float" office:value="1446.82">
            <text:p>1446.82</text:p>
          </table:table-cell>
          <table:table-cell office:value-type="string">
            <text:p>90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7.74:::secs:</text:p>
          </table:table-cell>
          <table:table-cell office:value-type="float" office:value="1427.74">
            <text:p>1427.74</text:p>
          </table:table-cell>
          <table:table-cell office:value-type="string">
            <text:p>90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65:::secs:</text:p>
          </table:table-cell>
          <table:table-cell office:value-type="float" office:value="1345.65">
            <text:p>1345.65</text:p>
          </table:table-cell>
          <table:table-cell office:value-type="string">
            <text:p>90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2" table:number-rows-repeated="104843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.17">
            <text:p>2.17</text:p>
          </table:table-cell>
          <table:table-cell office:value-type="float" office:value="2.13">
            <text:p>2.13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4.33">
            <text:p>4.33</text:p>
          </table:table-cell>
          <table:table-cell office:value-type="float" office:value="4.24">
            <text:p>4.2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8.75">
            <text:p>8.75</text:p>
          </table:table-cell>
          <table:table-cell office:value-type="float" office:value="8.65">
            <text:p>8.6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7.67">
            <text:p>17.67</text:p>
          </table:table-cell>
          <table:table-cell office:value-type="float" office:value="17.29">
            <text:p>17.2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63.24">
            <text:p>263.24</text:p>
          </table:table-cell>
          <table:table-cell office:value-type="float" office:value="36.2">
            <text:p>36.2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195.94">
            <text:p>1195.94</text:p>
          </table:table-cell>
          <table:table-cell/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06">
            <text:p>0.06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0.07">
            <text:p>0.07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0.12">
            <text:p>0.12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1.1">
            <text:p>1.1</text:p>
          </table:table-cell>
          <table:table-cell table:style-name="ce15" office:value-type="float" office:value="1.07">
            <text:p>1.07</text:p>
          </table:table-cell>
        </table:table-row>
      </table:table>
      <table:table table:name="100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2:::secs:</text:p>
          </table:table-cell>
          <table:table-cell office:value-type="float" office:value="1.62">
            <text:p>1.62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2:::secs:</text:p>
          </table:table-cell>
          <table:table-cell office:value-type="float" office:value="1.12">
            <text:p>1.12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378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5:::secs:</text:p>
          </table:table-cell>
          <table:table-cell office:value-type="float" office:value="0.95">
            <text:p>0.95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0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7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1:::secs:</text:p>
          </table:table-cell>
          <table:table-cell office:value-type="float" office:value="1.41">
            <text:p>1.41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1092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1092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109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85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478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9:::secs:</text:p>
          </table:table-cell>
          <table:table-cell office:value-type="float" office:value="0.69">
            <text:p>0.69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8:::secs:</text:p>
          </table:table-cell>
          <table:table-cell office:value-type="float" office:value="1.18">
            <text:p>1.18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1:::secs:</text:p>
          </table:table-cell>
          <table:table-cell office:value-type="float" office:value="0.91">
            <text:p>0.91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5:::secs:</text:p>
          </table:table-cell>
          <table:table-cell office:value-type="float" office:value="0.95">
            <text:p>0.95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6:::secs:</text:p>
          </table:table-cell>
          <table:table-cell office:value-type="float" office:value="2.26">
            <text:p>2.26</text:p>
          </table:table-cell>
          <table:table-cell office:value-type="string">
            <text:p>84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84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0:::secs:</text:p>
          </table:table-cell>
          <table:table-cell office:value-type="float" office:value="1.3">
            <text:p>1.3</text:p>
          </table:table-cell>
          <table:table-cell office:value-type="string">
            <text:p>84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84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1:::secs:</text:p>
          </table:table-cell>
          <table:table-cell office:value-type="float" office:value="1.31">
            <text:p>1.31</text:p>
          </table:table-cell>
          <table:table-cell office:value-type="string">
            <text:p>84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65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65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7:::secs:</text:p>
          </table:table-cell>
          <table:table-cell office:value-type="float" office:value="1.27">
            <text:p>1.27</text:p>
          </table:table-cell>
          <table:table-cell office:value-type="string">
            <text:p>65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6:::secs:</text:p>
          </table:table-cell>
          <table:table-cell office:value-type="float" office:value="3.56">
            <text:p>3.56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781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54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54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54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545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545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98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5:::secs:</text:p>
          </table:table-cell>
          <table:table-cell office:value-type="float" office:value="3.65">
            <text:p>3.65</text:p>
          </table:table-cell>
          <table:table-cell office:value-type="string">
            <text:p>987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1:::secs:</text:p>
          </table:table-cell>
          <table:table-cell office:value-type="float" office:value="3.71">
            <text:p>3.71</text:p>
          </table:table-cell>
          <table:table-cell office:value-type="string">
            <text:p>987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9:::secs:</text:p>
          </table:table-cell>
          <table:table-cell office:value-type="float" office:value="3.69">
            <text:p>3.69</text:p>
          </table:table-cell>
          <table:table-cell office:value-type="string">
            <text:p>98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4:::secs:</text:p>
          </table:table-cell>
          <table:table-cell office:value-type="float" office:value="3.74">
            <text:p>3.74</text:p>
          </table:table-cell>
          <table:table-cell office:value-type="string">
            <text:p>987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1:::secs:</text:p>
          </table:table-cell>
          <table:table-cell office:value-type="float" office:value="3.71">
            <text:p>3.71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9:::secs:</text:p>
          </table:table-cell>
          <table:table-cell office:value-type="float" office:value="3.69">
            <text:p>3.69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8:::secs:</text:p>
          </table:table-cell>
          <table:table-cell office:value-type="float" office:value="3.68">
            <text:p>3.68</text:p>
          </table:table-cell>
          <table:table-cell office:value-type="string">
            <text:p>433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7:::secs:</text:p>
          </table:table-cell>
          <table:table-cell office:value-type="float" office:value="3.67">
            <text:p>3.67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5:::secs:</text:p>
          </table:table-cell>
          <table:table-cell office:value-type="float" office:value="10.75">
            <text:p>10.75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2:::secs:</text:p>
          </table:table-cell>
          <table:table-cell office:value-type="float" office:value="6.92">
            <text:p>6.92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7:::secs:</text:p>
          </table:table-cell>
          <table:table-cell office:value-type="float" office:value="6.97">
            <text:p>6.97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5:::secs:</text:p>
          </table:table-cell>
          <table:table-cell office:value-type="float" office:value="6.95">
            <text:p>6.95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432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0:::secs:</text:p>
          </table:table-cell>
          <table:table-cell office:value-type="float" office:value="7">
            <text:p>7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3.31:::secs:</text:p>
          </table:table-cell>
          <table:table-cell office:value-type="float" office:value="23.31">
            <text:p>23.31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4:::secs:</text:p>
          </table:table-cell>
          <table:table-cell office:value-type="float" office:value="13.64">
            <text:p>13.64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6:::secs:</text:p>
          </table:table-cell>
          <table:table-cell office:value-type="float" office:value="13.76">
            <text:p>13.76</text:p>
          </table:table-cell>
          <table:table-cell office:value-type="string">
            <text:p>876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3:::secs:</text:p>
          </table:table-cell>
          <table:table-cell office:value-type="float" office:value="13.73">
            <text:p>13.73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4:::secs:</text:p>
          </table:table-cell>
          <table:table-cell office:value-type="float" office:value="13.94">
            <text:p>13.94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38:::secs:</text:p>
          </table:table-cell>
          <table:table-cell office:value-type="float" office:value="14.38">
            <text:p>14.38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0:::secs:</text:p>
          </table:table-cell>
          <table:table-cell office:value-type="float" office:value="13.9">
            <text:p>13.9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1:::secs:</text:p>
          </table:table-cell>
          <table:table-cell office:value-type="float" office:value="13.91">
            <text:p>13.91</text:p>
          </table:table-cell>
          <table:table-cell office:value-type="string">
            <text:p>526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9:::secs:</text:p>
          </table:table-cell>
          <table:table-cell office:value-type="float" office:value="13.89">
            <text:p>13.89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4:::secs:</text:p>
          </table:table-cell>
          <table:table-cell office:value-type="float" office:value="13.84">
            <text:p>13.84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66:::secs:</text:p>
          </table:table-cell>
          <table:table-cell office:value-type="float" office:value="90.66">
            <text:p>90.66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6:::secs:</text:p>
          </table:table-cell>
          <table:table-cell office:value-type="float" office:value="27.76">
            <text:p>27.76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2:::secs:</text:p>
          </table:table-cell>
          <table:table-cell office:value-type="float" office:value="27.62">
            <text:p>27.62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48:::secs:</text:p>
          </table:table-cell>
          <table:table-cell office:value-type="float" office:value="27.48">
            <text:p>27.48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85:::secs:</text:p>
          </table:table-cell>
          <table:table-cell office:value-type="float" office:value="27.85">
            <text:p>27.85</text:p>
          </table:table-cell>
          <table:table-cell office:value-type="string">
            <text:p>79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85:::secs:</text:p>
          </table:table-cell>
          <table:table-cell office:value-type="float" office:value="27.85">
            <text:p>27.85</text:p>
          </table:table-cell>
          <table:table-cell office:value-type="string">
            <text:p>49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9:::secs:</text:p>
          </table:table-cell>
          <table:table-cell office:value-type="float" office:value="27.79">
            <text:p>27.79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6:::secs:</text:p>
          </table:table-cell>
          <table:table-cell office:value-type="float" office:value="27.56">
            <text:p>27.56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0:::secs:</text:p>
          </table:table-cell>
          <table:table-cell office:value-type="float" office:value="27.6">
            <text:p>27.6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6:::secs:</text:p>
          </table:table-cell>
          <table:table-cell office:value-type="float" office:value="27.56">
            <text:p>27.56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40:::secs:</text:p>
          </table:table-cell>
          <table:table-cell office:value-type="float" office:value="286.4">
            <text:p>286.4</text:p>
          </table:table-cell>
          <table:table-cell office:value-type="string">
            <text:p>757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2.40:::secs:</text:p>
          </table:table-cell>
          <table:table-cell office:value-type="float" office:value="282.4">
            <text:p>282.4</text:p>
          </table:table-cell>
          <table:table-cell office:value-type="string">
            <text:p>75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7.48:::secs:</text:p>
          </table:table-cell>
          <table:table-cell office:value-type="float" office:value="287.48">
            <text:p>287.48</text:p>
          </table:table-cell>
          <table:table-cell office:value-type="string">
            <text:p>757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4.39:::secs:</text:p>
          </table:table-cell>
          <table:table-cell office:value-type="float" office:value="294.39">
            <text:p>294.39</text:p>
          </table:table-cell>
          <table:table-cell office:value-type="string">
            <text:p>757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3.52:::secs:</text:p>
          </table:table-cell>
          <table:table-cell office:value-type="float" office:value="283.52">
            <text:p>283.52</text:p>
          </table:table-cell>
          <table:table-cell office:value-type="string">
            <text:p>757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38:::secs:</text:p>
          </table:table-cell>
          <table:table-cell office:value-type="float" office:value="288.38">
            <text:p>288.38</text:p>
          </table:table-cell>
          <table:table-cell office:value-type="string">
            <text:p>59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1.23:::secs:</text:p>
          </table:table-cell>
          <table:table-cell office:value-type="float" office:value="241.23">
            <text:p>241.23</text:p>
          </table:table-cell>
          <table:table-cell office:value-type="string">
            <text:p>59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3.35:::secs:</text:p>
          </table:table-cell>
          <table:table-cell office:value-type="float" office:value="83.35">
            <text:p>83.35</text:p>
          </table:table-cell>
          <table:table-cell office:value-type="string">
            <text:p>59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15:::secs:</text:p>
          </table:table-cell>
          <table:table-cell office:value-type="float" office:value="67.15">
            <text:p>67.15</text:p>
          </table:table-cell>
          <table:table-cell office:value-type="string">
            <text:p>598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27:::secs:</text:p>
          </table:table-cell>
          <table:table-cell office:value-type="float" office:value="58.27">
            <text:p>58.27</text:p>
          </table:table-cell>
          <table:table-cell office:value-type="string">
            <text:p>59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47">
            <text:p>0.47</text:p>
          </table:table-cell>
          <table:table-cell table:style-name="ce13" office:value-type="float" office:value="0.48">
            <text:p>0.48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</table:table-row>
        <table:table-row table:style-name="ro3">
          <table:table-cell office:value-type="string">
            <text:p>w2</text:p>
          </table:table-cell>
          <table:table-cell table:number-columns-repeated="2" office:value-type="float" office:value="0.49">
            <text:p>0.49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2.06">
            <text:p>2.06</text:p>
          </table:table-cell>
          <table:table-cell table:style-name="ce15" office:value-type="float" office:value="2.05">
            <text:p>2.05</text:p>
          </table:table-cell>
        </table:table-row>
      </table:table>
      <table:table table:name="1000" table:style-name="ta1">
        <table:table-column table:style-name="co12" table:default-cell-style-name="Default"/>
        <table:table-row table:style-name="ro3">
          <table:table-cell/>
        </table:table-row>
      </table:table>
      <table:table table:name="Staging Bay" table:style-name="ta1"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2" table:number-columns-repeated="5" table:default-cell-style-name="Default"/>
        <table:table-row table:style-name="ro2">
          <table:table-cell office:value-type="float" office:value="10">
            <text:p>10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10"/>
        </table:table-row>
        <table:table-row table:style-name="ro4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/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/>
          <table:table-cell table:formula="of:=VALUE(RIGHT([.I3]; LEN([.I3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/>
          <table:table-cell table:formula="of:=VALUE(RIGHT([.P3]; LEN([.P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table:formula="of:=VALUE(RIGHT([.B4]; LEN([.B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/>
          <table:table-cell table:formula="of:=VALUE(RIGHT([.I4]; LEN([.I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9">
            <text:p>0.49</text:p>
          </table:table-cell>
          <table:table-cell/>
          <table:table-cell table:formula="of:=VALUE(RIGHT([.P4]; LEN([.P4])-1))" office:value-type="float" office:value="2">
            <text:p>2</text:p>
          </table:table-cell>
          <table:table-cell office:value-type="string">
            <text:p>w2</text:p>
          </table:table-cell>
          <table:table-cell table:number-columns-repeated="2" office:value-type="float" office:value="0.49">
            <text:p>0.49</text:p>
          </table:table-cell>
        </table:table-row>
        <table:table-row table:style-name="ro2">
          <table:table-cell table:formula="of:=VALUE(RIGHT([.B5]; LEN([.B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7">
            <text:p>0.07</text:p>
          </table:table-cell>
          <table:table-cell/>
          <table:table-cell table:formula="of:=VALUE(RIGHT([.I5]; LEN([.I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  <table:table-cell/>
          <table:table-cell table:formula="of:=VALUE(RIGHT([.P5]; LEN([.P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table:formula="of:=VALUE(RIGHT([.B6]; LEN([.B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/>
          <table:table-cell table:formula="of:=VALUE(RIGHT([.I6]; LEN([.I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/>
          <table:table-cell table:formula="of:=VALUE(RIGHT([.P6]; LEN([.P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table:formula="of:=VALUE(RIGHT([.B7]; LEN([.B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12">
            <text:p>0.12</text:p>
          </table:table-cell>
          <table:table-cell/>
          <table:table-cell table:formula="of:=VALUE(RIGHT([.I7]; LEN([.I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/>
          <table:table-cell table:formula="of:=VALUE(RIGHT([.P7]; LEN([.P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</table:table-row>
        <table:table-row table:style-name="ro2">
          <table:table-cell table:formula="of:=VALUE(RIGHT([.B8]; LEN([.B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/>
          <table:table-cell table:formula="of:=VALUE(RIGHT([.I8]; LEN([.I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/>
          <table:table-cell table:formula="of:=VALUE(RIGHT([.P8]; LEN([.P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table:formula="of:=VALUE(RIGHT([.B9]; LEN([.B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/>
          <table:table-cell table:formula="of:=VALUE(RIGHT([.I9]; LEN([.I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/>
          <table:table-cell table:formula="of:=VALUE(RIGHT([.P9]; LEN([.P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table:formula="of:=VALUE(RIGHT([.B10]; LEN([.B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/>
          <table:table-cell table:formula="of:=VALUE(RIGHT([.I10]; LEN([.I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  <table:table-cell/>
          <table:table-cell table:formula="of:=VALUE(RIGHT([.P10]; LEN([.P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</table:table-row>
        <table:table-row table:style-name="ro2">
          <table:table-cell table:formula="of:=VALUE(RIGHT([.B11]; LEN([.B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float" office:value="1.1">
            <text:p>1.1</text:p>
          </table:table-cell>
          <table:table-cell office:value-type="float" office:value="1.07">
            <text:p>1.07</text:p>
          </table:table-cell>
          <table:table-cell/>
          <table:table-cell table:formula="of:=VALUE(RIGHT([.I11]; LEN([.I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/>
          <table:table-cell table:formula="of:=VALUE(RIGHT([.P11]; LEN([.P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</table:table-row>
        <table:table-row table:style-name="ro2">
          <table:table-cell table:formula="of:=VALUE(RIGHT([.B12]; LEN([.B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float" office:value="2.17">
            <text:p>2.17</text:p>
          </table:table-cell>
          <table:table-cell office:value-type="float" office:value="2.13">
            <text:p>2.13</text:p>
          </table:table-cell>
          <table:table-cell/>
          <table:table-cell table:formula="of:=VALUE(RIGHT([.I12]; LEN([.I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  <table:table-cell/>
          <table:table-cell table:formula="of:=VALUE(RIGHT([.P12]; LEN([.P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</table:table-row>
        <table:table-row table:style-name="ro2">
          <table:table-cell table:formula="of:=VALUE(RIGHT([.B13]; LEN([.B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float" office:value="4.33">
            <text:p>4.33</text:p>
          </table:table-cell>
          <table:table-cell office:value-type="float" office:value="4.24">
            <text:p>4.24</text:p>
          </table:table-cell>
          <table:table-cell/>
          <table:table-cell table:formula="of:=VALUE(RIGHT([.I13]; LEN([.I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  <table:table-cell/>
          <table:table-cell table:formula="of:=VALUE(RIGHT([.P13]; LEN([.P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</table:table-row>
        <table:table-row table:style-name="ro2">
          <table:table-cell table:formula="of:=VALUE(RIGHT([.B14]; LEN([.B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float" office:value="8.75">
            <text:p>8.75</text:p>
          </table:table-cell>
          <table:table-cell office:value-type="float" office:value="8.65">
            <text:p>8.65</text:p>
          </table:table-cell>
          <table:table-cell/>
          <table:table-cell table:formula="of:=VALUE(RIGHT([.I14]; LEN([.I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  <table:table-cell/>
          <table:table-cell table:formula="of:=VALUE(RIGHT([.P14]; LEN([.P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</table:table-row>
        <table:table-row table:style-name="ro2">
          <table:table-cell table:formula="of:=VALUE(RIGHT([.B15]; LEN([.B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float" office:value="17.67">
            <text:p>17.67</text:p>
          </table:table-cell>
          <table:table-cell office:value-type="float" office:value="17.29">
            <text:p>17.29</text:p>
          </table:table-cell>
          <table:table-cell/>
          <table:table-cell table:formula="of:=VALUE(RIGHT([.I15]; LEN([.I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  <table:table-cell/>
          <table:table-cell table:formula="of:=VALUE(RIGHT([.P15]; LEN([.P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</table:table-row>
        <table:table-row table:style-name="ro2">
          <table:table-cell table:formula="of:=VALUE(RIGHT([.B16]; LEN([.B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float" office:value="263.24">
            <text:p>263.24</text:p>
          </table:table-cell>
          <table:table-cell office:value-type="float" office:value="36.2">
            <text:p>36.2</text:p>
          </table:table-cell>
          <table:table-cell/>
          <table:table-cell table:formula="of:=VALUE(RIGHT([.I16]; LEN([.I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  <table:table-cell/>
          <table:table-cell table:formula="of:=VALUE(RIGHT([.P16]; LEN([.P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</table:table-row>
        <table:table-row table:style-name="ro2">
          <table:table-cell table:formula="of:=VALUE(RIGHT([.B17]; LEN([.B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float" office:value="1195.94">
            <text:p>1195.94</text:p>
          </table:table-cell>
          <table:table-cell office:value-type="float" office:value="0">
            <text:p>0</text:p>
          </table:table-cell>
          <table:table-cell/>
          <table:table-cell table:formula="of:=VALUE(RIGHT([.I17]; LEN([.I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VALUE(RIGHT([.P17]; LEN([.P17])-1))" office:value-type="float" office:value="0">
            <text:p>Err:502</text:p>
          </table:table-cell>
          <table:table-cell/>
          <table:table-cell table:number-columns-repeated="2"/>
        </table:table-row>
        <table:table-row table:style-name="ro2">
          <table:table-cell table:formula="of:=VALUE(RIGHT([.B18]; LEN([.B18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number-columns-repeated="12"/>
        </table:table-row>
        <table:table-row table:style-name="ro2">
          <table:table-cell table:formula="of:=VALUE(RIGHT([.B19]; LEN([.B1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9">
            <text:p>0.49</text:p>
          </table:table-cell>
          <table:table-cell table:number-columns-repeated="12"/>
        </table:table-row>
        <table:table-row table:style-name="ro2">
          <table:table-cell table:formula="of:=VALUE(RIGHT([.B20]; LEN([.B2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  <table:table-cell table:number-columns-repeated="12"/>
        </table:table-row>
        <table:table-row table:style-name="ro2">
          <table:table-cell table:formula="of:=VALUE(RIGHT([.B21]; LEN([.B2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 table:number-columns-repeated="12"/>
        </table:table-row>
        <table:table-row table:style-name="ro2">
          <table:table-cell table:formula="of:=VALUE(RIGHT([.B22]; LEN([.B2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 table:number-columns-repeated="12"/>
        </table:table-row>
        <table:table-row table:style-name="ro2">
          <table:table-cell table:formula="of:=VALUE(RIGHT([.B23]; LEN([.B2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table:number-columns-repeated="12"/>
        </table:table-row>
        <table:table-row table:style-name="ro2">
          <table:table-cell table:formula="of:=VALUE(RIGHT([.B24]; LEN([.B2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table:number-columns-repeated="12"/>
        </table:table-row>
        <table:table-row table:style-name="ro2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  <table:table-cell table:number-columns-repeated="12"/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 table:number-columns-repeated="12"/>
        </table:table-row>
        <table:table-row table:style-name="ro2">
          <table:table-cell table:formula="of:=VALUE(RIGHT([.B27]; LEN([.B2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  <table:table-cell table:number-columns-repeated="12"/>
        </table:table-row>
        <table:table-row table:style-name="ro2">
          <table:table-cell table:formula="of:=VALUE(RIGHT([.B28]; LEN([.B2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  <table:table-cell table:number-columns-repeated="12"/>
        </table:table-row>
        <table:table-row table:style-name="ro2">
          <table:table-cell table:formula="of:=VALUE(RIGHT([.B29]; LEN([.B2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  <table:table-cell table:number-columns-repeated="12"/>
        </table:table-row>
        <table:table-row table:style-name="ro2">
          <table:table-cell table:formula="of:=VALUE(RIGHT([.B30]; LEN([.B3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  <table:table-cell table:number-columns-repeated="12"/>
        </table:table-row>
        <table:table-row table:style-name="ro2">
          <table:table-cell table:formula="of:=VALUE(RIGHT([.B31]; LEN([.B3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  <table:table-cell table:number-columns-repeated="12"/>
        </table:table-row>
        <table:table-row table:style-name="ro2">
          <table:table-cell table:formula="of:=VALUE(RIGHT([.B32]; LEN([.B3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33]; LEN([.B3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34]; LEN([.B3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35]; LEN([.B3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36]; LEN([.B3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37]; LEN([.B3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38]; LEN([.B3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39]; LEN([.B3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40]; LEN([.B4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41]; LEN([.B4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42]; LEN([.B4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43]; LEN([.B4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44]; LEN([.B4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45]; LEN([.B4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46]; LEN([.B4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formula="of:=VALUE(RIGHT([.B47]; LEN([.B4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2" table:number-rows-repeated="104852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  <table:database-ranges>
        <table:database-range table:name="__Anonymous_Sheet_DB__5" table:target-range-address="'Staging Bay'.O2:'Staging Bay'.R16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10'.A3:'Pivot Table - 10'.C19" table:buttons="'Pivot Table - 10'.A4 'Pivot Table - 10'.B3" table:grand-total="none" table:show-filter-button="false" table:drill-down-on-double-click="false">
          <table:source-cell-range table:cell-range-address="'10'.A1:'10'.L145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2" table:display="true" table:show-details="true"/>
                <table:data-pilot-member table:name="0.24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4" table:display="true" table:show-details="true"/>
                <table:data-pilot-member table:name="0.47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1" table:display="true" table:show-details="true"/>
                <table:data-pilot-member table:name="1.22" table:display="true" table:show-details="true"/>
                <table:data-pilot-member table:name="1.55" table:display="true" table:show-details="true"/>
                <table:data-pilot-member table:name="2.13" table:display="true" table:show-details="true"/>
                <table:data-pilot-member table:name="2.14" table:display="true" table:show-details="true"/>
                <table:data-pilot-member table:name="2.17" table:display="true" table:show-details="true"/>
                <table:data-pilot-member table:name="2.18" table:display="true" table:show-details="true"/>
                <table:data-pilot-member table:name="2.19" table:display="true" table:show-details="true"/>
                <table:data-pilot-member table:name="4.17" table:display="true" table:show-details="true"/>
                <table:data-pilot-member table:name="4.2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27" table:display="true" table:show-details="true"/>
                <table:data-pilot-member table:name="4.33" table:display="true" table:show-details="true"/>
                <table:data-pilot-member table:name="4.34" table:display="true" table:show-details="true"/>
                <table:data-pilot-member table:name="7.79" table:display="true" table:show-details="true"/>
                <table:data-pilot-member table:name="8.65" table:display="true" table:show-details="true"/>
                <table:data-pilot-member table:name="8.6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8.75" table:display="true" table:show-details="true"/>
                <table:data-pilot-member table:name="8.77" table:display="true" table:show-details="true"/>
                <table:data-pilot-member table:name="8.8" table:display="true" table:show-details="true"/>
                <table:data-pilot-member table:name="17.11" table:display="true" table:show-details="true"/>
                <table:data-pilot-member table:name="17.29" table:display="true" table:show-details="true"/>
                <table:data-pilot-member table:name="17.33" table:display="true" table:show-details="true"/>
                <table:data-pilot-member table:name="17.35" table:display="true" table:show-details="true"/>
                <table:data-pilot-member table:name="17.39" table:display="true" table:show-details="true"/>
                <table:data-pilot-member table:name="17.45" table:display="true" table:show-details="true"/>
                <table:data-pilot-member table:name="17.67" table:display="true" table:show-details="true"/>
                <table:data-pilot-member table:name="17.69" table:display="true" table:show-details="true"/>
                <table:data-pilot-member table:name="18.1" table:display="true" table:show-details="true"/>
                <table:data-pilot-member table:name="36.2" table:display="true" table:show-details="true"/>
                <table:data-pilot-member table:name="36.28" table:display="true" table:show-details="true"/>
                <table:data-pilot-member table:name="36.34" table:display="true" table:show-details="true"/>
                <table:data-pilot-member table:name="46.91" table:display="true" table:show-details="true"/>
                <table:data-pilot-member table:name="80.33" table:display="true" table:show-details="true"/>
                <table:data-pilot-member table:name="119.26" table:display="true" table:show-details="true"/>
                <table:data-pilot-member table:name="263.24" table:display="true" table:show-details="true"/>
                <table:data-pilot-member table:name="266.25" table:display="true" table:show-details="true"/>
                <table:data-pilot-member table:name="266.57" table:display="true" table:show-details="true"/>
                <table:data-pilot-member table:name="270.36" table:display="true" table:show-details="true"/>
                <table:data-pilot-member table:name="270.77" table:display="true" table:show-details="true"/>
                <table:data-pilot-member table:name="1195.94" table:display="true" table:show-details="true"/>
                <table:data-pilot-member table:name="1345.65" table:display="true" table:show-details="true"/>
                <table:data-pilot-member table:name="1427.74" table:display="true" table:show-details="true"/>
                <table:data-pilot-member table:name="1446.8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100'.A3:'Pivot Table - 100'.C18" table:buttons="'Pivot Table - 100'.A4 'Pivot Table - 100'.B3" table:grand-total="none" table:ignore-empty-rows="true" table:show-filter-button="false" table:drill-down-on-double-click="false">
          <table:source-cell-range table:cell-range-address="'100'.A1:'100'.L14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7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4" table:display="true" table:show-details="true"/>
                <table:data-pilot-member table:name="0.77" table:display="true" table:show-details="true"/>
                <table:data-pilot-member table:name="0.87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5" table:display="true" table:show-details="true"/>
                <table:data-pilot-member table:name="1.08" table:display="true" table:show-details="true"/>
                <table:data-pilot-member table:name="1.12" table:display="true" table:show-details="true"/>
                <table:data-pilot-member table:name="1.18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29" table:display="true" table:show-details="true"/>
                <table:data-pilot-member table:name="1.3" table:display="true" table:show-details="true"/>
                <table:data-pilot-member table:name="1.31" table:display="true" table:show-details="true"/>
                <table:data-pilot-member table:name="1.34" table:display="true" table:show-details="true"/>
                <table:data-pilot-member table:name="1.41" table:display="true" table:show-details="true"/>
                <table:data-pilot-member table:name="1.6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" table:display="true" table:show-details="true"/>
                <table:data-pilot-member table:name="2.26" table:display="true" table:show-details="true"/>
                <table:data-pilot-member table:name="3.56" table:display="true" table:show-details="true"/>
                <table:data-pilot-member table:name="3.65" table:display="true" table:show-details="true"/>
                <table:data-pilot-member table:name="3.67" table:display="true" table:show-details="true"/>
                <table:data-pilot-member table:name="3.68" table:display="true" table:show-details="true"/>
                <table:data-pilot-member table:name="3.69" table:display="true" table:show-details="true"/>
                <table:data-pilot-member table:name="3.71" table:display="true" table:show-details="true"/>
                <table:data-pilot-member table:name="3.74" table:display="true" table:show-details="true"/>
                <table:data-pilot-member table:name="3.82" table:display="true" table:show-details="true"/>
                <table:data-pilot-member table:name="5.47" table:display="true" table:show-details="true"/>
                <table:data-pilot-member table:name="6.92" table:display="true" table:show-details="true"/>
                <table:data-pilot-member table:name="6.95" table:display="true" table:show-details="true"/>
                <table:data-pilot-member table:name="6.97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7.02" table:display="true" table:show-details="true"/>
                <table:data-pilot-member table:name="7.04" table:display="true" table:show-details="true"/>
                <table:data-pilot-member table:name="10.75" table:display="true" table:show-details="true"/>
                <table:data-pilot-member table:name="13.64" table:display="true" table:show-details="true"/>
                <table:data-pilot-member table:name="13.73" table:display="true" table:show-details="true"/>
                <table:data-pilot-member table:name="13.76" table:display="true" table:show-details="true"/>
                <table:data-pilot-member table:name="13.84" table:display="true" table:show-details="true"/>
                <table:data-pilot-member table:name="13.89" table:display="true" table:show-details="true"/>
                <table:data-pilot-member table:name="13.9" table:display="true" table:show-details="true"/>
                <table:data-pilot-member table:name="13.91" table:display="true" table:show-details="true"/>
                <table:data-pilot-member table:name="13.94" table:display="true" table:show-details="true"/>
                <table:data-pilot-member table:name="14.38" table:display="true" table:show-details="true"/>
                <table:data-pilot-member table:name="23.31" table:display="true" table:show-details="true"/>
                <table:data-pilot-member table:name="27.48" table:display="true" table:show-details="true"/>
                <table:data-pilot-member table:name="27.56" table:display="true" table:show-details="true"/>
                <table:data-pilot-member table:name="27.6" table:display="true" table:show-details="true"/>
                <table:data-pilot-member table:name="27.62" table:display="true" table:show-details="true"/>
                <table:data-pilot-member table:name="27.76" table:display="true" table:show-details="true"/>
                <table:data-pilot-member table:name="27.79" table:display="true" table:show-details="true"/>
                <table:data-pilot-member table:name="27.85" table:display="true" table:show-details="true"/>
                <table:data-pilot-member table:name="58.27" table:display="true" table:show-details="true"/>
                <table:data-pilot-member table:name="67.15" table:display="true" table:show-details="true"/>
                <table:data-pilot-member table:name="83.35" table:display="true" table:show-details="true"/>
                <table:data-pilot-member table:name="90.66" table:display="true" table:show-details="true"/>
                <table:data-pilot-member table:name="241.23" table:display="true" table:show-details="true"/>
                <table:data-pilot-member table:name="282.4" table:display="true" table:show-details="true"/>
                <table:data-pilot-member table:name="283.52" table:display="true" table:show-details="true"/>
                <table:data-pilot-member table:name="286.4" table:display="true" table:show-details="true"/>
                <table:data-pilot-member table:name="287.48" table:display="true" table:show-details="true"/>
                <table:data-pilot-member table:name="288.38" table:display="true" table:show-details="true"/>
                <table:data-pilot-member table:name="294.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2-27T01:12:24</dc:date>
    <dc:creator>Lighton Phiri</dc:creator>
    <meta:editing-duration>PT7H10M42S</meta:editing-duration>
    <meta:editing-cycles>52</meta:editing-cycles>
    <meta:document-statistic meta:table-count="6" meta:cell-count="3964" meta:object-count="0"/>
  </office:meta>
</office:document-meta>
</file>